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6" style:family="table">
      <style:table-properties style:width="17.381cm" fo:margin-left="0cm" fo:margin-top="0cm" fo:margin-bottom="0cm" table:align="left" style:writing-mode="lr-tb"/>
    </style:style>
    <style:style style:name="Table6.A" style:family="table-column">
      <style:table-column-properties style:column-width="17.38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9cm" fo:padding-right="0.191cm" fo:padding-top="0cm" fo:padding-bottom="0cm" fo:border="0.5pt solid #000000"/>
    </style:style>
    <style:style style:name="Table7" style:family="table">
      <style:table-properties style:width="17.381cm" fo:margin-left="0cm" fo:margin-top="0cm" fo:margin-bottom="0cm" table:align="left" style:writing-mode="lr-tb"/>
    </style:style>
    <style:style style:name="Table7.A" style:family="table-column">
      <style:table-column-properties style:column-width="17.38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9cm" fo:padding-right="0.191cm" fo:padding-top="0cm" fo:padding-bottom="0cm" fo:border="0.5pt solid #000000"/>
    </style:style>
    <style:style style:name="Table1" style:family="table">
      <style:table-properties style:width="17.247cm" fo:margin-left="0.123cm" fo:margin-top="0cm" fo:margin-bottom="0cm" table:align="left" style:writing-mode="lr-tb"/>
    </style:style>
    <style:style style:name="Table1.A" style:family="table-column">
      <style:table-column-properties style:column-width="2.251cm"/>
    </style:style>
    <style:style style:name="Table1.B" style:family="table-column">
      <style:table-column-properties style:column-width="6.962cm"/>
    </style:style>
    <style:style style:name="Table1.C" style:family="table-column">
      <style:table-column-properties style:column-width="8.035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middle" fo:background-color="#000000" fo:padding-left="0.123cm" fo:padding-right="0.123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le1.2" style:family="table-row">
      <style:table-row-properties style:min-row-height="0.536cm" fo:keep-together="auto"/>
    </style:style>
    <style:style style:name="Table1.A2" style:family="table-cell">
      <style:table-cell-properties style:vertical-align="bottom" fo:padding-left="0.123cm" fo:padding-right="0.123cm" fo:padding-top="0cm" fo:padding-bottom="0cm" fo:border="0.5pt solid #000000"/>
    </style:style>
    <style:style style:name="Table1.A3" style:family="table-cell">
      <style:table-cell-properties style:vertical-align="middle" fo:padding-left="0.123cm" fo:padding-right="0.123cm" fo:padding-top="0cm" fo:padding-bottom="0cm" fo:border="0.5pt solid #000000"/>
    </style:style>
    <style:style style:name="Table1.B3" style:family="table-cell">
      <style:table-cell-properties style:vertical-align="middle" fo:padding-left="0.123cm" fo:padding-right="0.123cm" fo:padding-top="0cm" fo:padding-bottom="0cm" fo:border="0.5pt solid #000000"/>
    </style:style>
    <style:style style:name="Table1.C3" style:family="table-cell">
      <style:table-cell-properties style:vertical-align="middle" fo:padding-left="0.123cm" fo:padding-right="0.123cm" fo:padding-top="0cm" fo:padding-bottom="0cm" fo:border="0.5pt solid #000000"/>
    </style:style>
    <style:style style:name="Table1.A4" style:family="table-cell">
      <style:table-cell-properties style:vertical-align="bottom" fo:padding-left="0.123cm" fo:padding-right="0.123cm" fo:padding-top="0cm" fo:padding-bottom="0cm" fo:border="0.5pt solid #000000"/>
    </style:style>
    <style:style style:name="Table1.5" style:family="table-row">
      <style:table-row-properties style:min-row-height="0.529cm" fo:keep-together="auto"/>
    </style:style>
    <style:style style:name="Table1.A5" style:family="table-cell">
      <style:table-cell-properties style:vertical-align="middle" fo:padding-left="0.123cm" fo:padding-right="0.123cm" fo:padding-top="0cm" fo:padding-bottom="0cm" fo:border="0.5pt solid #000000"/>
    </style:style>
    <style:style style:name="Table1.B5" style:family="table-cell">
      <style:table-cell-properties fo:padding-left="0.123cm" fo:padding-right="0.123cm" fo:padding-top="0cm" fo:padding-bottom="0cm" fo:border="0.5pt solid #000000"/>
    </style:style>
    <style:style style:name="Table1.C5" style:family="table-cell">
      <style:table-cell-properties fo:padding-left="0.123cm" fo:padding-right="0.123cm" fo:padding-top="0cm" fo:padding-bottom="0cm" fo:border="0.5pt solid #000000"/>
    </style:style>
    <style:style style:name="Table1.A6" style:family="table-cell">
      <style:table-cell-properties style:vertical-align="middle" fo:padding-left="0.123cm" fo:padding-right="0.123cm" fo:padding-top="0cm" fo:padding-bottom="0cm" fo:border="0.5pt solid #000000"/>
    </style:style>
    <style:style style:name="Table1.B6" style:family="table-cell">
      <style:table-cell-properties fo:padding-left="0.123cm" fo:padding-right="0.123cm" fo:padding-top="0cm" fo:padding-bottom="0cm" fo:border="0.5pt solid #000000"/>
    </style:style>
    <style:style style:name="Table1.C6" style:family="table-cell">
      <style:table-cell-properties fo:padding-left="0.123cm" fo:padding-right="0.123cm" fo:padding-top="0cm" fo:padding-bottom="0cm" fo:border="0.5pt solid #000000"/>
    </style:style>
    <style:style style:name="Table1.7" style:family="table-row">
      <style:table-row-properties style:min-row-height="0.346cm" fo:keep-together="auto"/>
    </style:style>
    <style:style style:name="Table1.A7" style:family="table-cell">
      <style:table-cell-properties style:vertical-align="bottom" fo:padding-left="0.123cm" fo:padding-right="0.123cm" fo:padding-top="0cm" fo:padding-bottom="0cm" fo:border="0.5pt solid #000000"/>
    </style:style>
    <style:style style:name="Table1.A8" style:family="table-cell">
      <style:table-cell-properties style:vertical-align="middle" fo:padding-left="0.123cm" fo:padding-right="0.123cm" fo:padding-top="0cm" fo:padding-bottom="0cm" fo:border="0.5pt solid #000000"/>
    </style:style>
    <style:style style:name="Table1.B8" style:family="table-cell">
      <style:table-cell-properties fo:padding-left="0.123cm" fo:padding-right="0.123cm" fo:padding-top="0cm" fo:padding-bottom="0cm" fo:border="0.5pt solid #000000"/>
    </style:style>
    <style:style style:name="Table1.C8" style:family="table-cell">
      <style:table-cell-properties fo:padding-left="0.123cm" fo:padding-right="0.123cm" fo:padding-top="0cm" fo:padding-bottom="0cm" fo:border="0.5pt solid #000000"/>
    </style:style>
    <style:style style:name="Table2" style:family="table">
      <style:table-properties style:width="17.381cm" fo:margin-left="0cm" fo:margin-top="0cm" fo:margin-bottom="0cm" table:align="left" style:writing-mode="lr-tb"/>
    </style:style>
    <style:style style:name="Table2.A" style:family="table-column">
      <style:table-column-properties style:column-width="17.38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3" style:family="table">
      <style:table-properties style:width="17.381cm" fo:margin-left="0cm" fo:margin-top="0cm" fo:margin-bottom="0cm" table:align="left" style:writing-mode="lr-tb"/>
    </style:style>
    <style:style style:name="Table3.A" style:family="table-column">
      <style:table-column-properties style:column-width="17.38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0"/>
    </style:style>
    <style:style style:name="Table4" style:family="table">
      <style:table-properties style:width="17.381cm" fo:margin-left="0cm" fo:margin-top="0cm" fo:margin-bottom="0cm" table:align="left" style:writing-mode="lr-tb"/>
    </style:style>
    <style:style style:name="Table4.A" style:family="table-column">
      <style:table-column-properties style:column-width="17.38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="0.5pt solid #000000"/>
    </style:style>
    <style:style style:name="Table5" style:family="table">
      <style:table-properties style:width="17.381cm" fo:margin-left="0cm" fo:margin-top="0cm" fo:margin-bottom="0cm" table:align="left" style:writing-mode="lr-tb"/>
    </style:style>
    <style:style style:name="Table5.A" style:family="table-column">
      <style:table-column-properties style:column-width="17.38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="0.5pt solid #000000"/>
    </style:style>
    <style:style style:name="Table8" style:family="table">
      <style:table-properties style:width="17.381cm" fo:margin-left="0cm" fo:margin-top="0cm" fo:margin-bottom="0cm" table:align="left" style:writing-mode="lr-tb"/>
    </style:style>
    <style:style style:name="Table8.A" style:family="table-column">
      <style:table-column-properties style:column-width="17.38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fo:font-weight="bold" officeooo:paragraph-rsid="000e5879" style:font-name-asian="Arial Unicode MS" style:font-weight-asian="bold" style:font-name-complex="Arial Unicode MS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0e5879" style:font-name-asian="Arial Unicode MS" style:font-weight-asian="bold" style:font-name-complex="Arial Unicode MS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1355f1" style:font-name-asian="Arial Unicode MS" style:font-weight-asian="bold" style:font-name-complex="Arial Unicode MS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14e633" style:font-name-asian="Arial Unicode MS" style:font-weight-asian="bold" style:font-name-complex="Arial Unicode MS"/>
    </style:style>
    <style:style style:name="P5" style:family="paragraph" style:parent-style-name="Standard">
      <style:paragraph-properties fo:text-align="start" style:justify-single-word="false"/>
      <style:text-properties fo:font-weight="bold" officeooo:rsid="001355f1" officeooo:paragraph-rsid="00199bfd" style:font-name-asian="Arial Unicode MS" style:font-weight-asian="bold" style:font-name-complex="Arial Unicode MS"/>
    </style:style>
    <style:style style:name="P6" style:family="paragraph" style:parent-style-name="Standard">
      <style:paragraph-properties fo:text-align="start" style:justify-single-word="false"/>
      <style:text-properties fo:font-weight="bold" officeooo:rsid="00199bfd" officeooo:paragraph-rsid="00199bfd" style:font-name-asian="Arial Unicode MS" style:font-weight-asian="bold" style:font-name-complex="Arial Unicode MS"/>
    </style:style>
    <style:style style:name="P7" style:family="paragraph" style:parent-style-name="Standard">
      <style:paragraph-properties fo:text-align="start" style:justify-single-word="false"/>
      <style:text-properties officeooo:paragraph-rsid="000e5879"/>
    </style:style>
    <style:style style:name="P8" style:family="paragraph" style:parent-style-name="Standard">
      <style:paragraph-properties fo:text-align="start" style:justify-single-word="false"/>
      <style:text-properties officeooo:paragraph-rsid="000ffa9f"/>
    </style:style>
    <style:style style:name="P9" style:family="paragraph" style:parent-style-name="Standard">
      <style:paragraph-properties fo:text-align="start" style:justify-single-word="false"/>
      <style:text-properties officeooo:paragraph-rsid="00199bfd"/>
    </style:style>
    <style:style style:name="P10" style:family="paragraph" style:parent-style-name="Standard">
      <style:text-properties officeooo:paragraph-rsid="000e5879"/>
    </style:style>
    <style:style style:name="P11" style:family="paragraph" style:parent-style-name="Standard">
      <style:paragraph-properties fo:text-align="justify" style:justify-single-word="false"/>
      <style:text-properties officeooo:rsid="000ffa9f" officeooo:paragraph-rsid="0011866f"/>
    </style:style>
    <style:style style:name="P12" style:family="paragraph" style:parent-style-name="Standard">
      <style:paragraph-properties fo:text-align="center" style:justify-single-word="false"/>
      <style:text-properties officeooo:rsid="00119604" officeooo:paragraph-rsid="00199bfd"/>
    </style:style>
    <style:style style:name="P13" style:family="paragraph" style:parent-style-name="Standard">
      <style:paragraph-properties fo:text-align="justify" style:justify-single-word="false"/>
      <style:text-properties officeooo:rsid="00119604" officeooo:paragraph-rsid="001355f1"/>
    </style:style>
    <style:style style:name="P14" style:family="paragraph" style:parent-style-name="Standard">
      <style:paragraph-properties fo:text-align="center" style:justify-single-word="false"/>
      <style:text-properties fo:color="#ffffff" loext:opacity="100%" fo:font-weight="bold" officeooo:paragraph-rsid="000ffa9f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ffffff" loext:opacity="100%" fo:font-weight="bold" officeooo:paragraph-rsid="000e5879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ffffff" loext:opacity="100%" fo:font-weight="bold" officeooo:rsid="000ffa9f" officeooo:paragraph-rsid="000ffa9f" style:font-weight-asian="bold" style:font-weight-complex="bold"/>
    </style:style>
    <style:style style:name="P17" style:family="paragraph" style:parent-style-name="Standard">
      <style:text-properties fo:color="#000000" loext:opacity="100%" fo:font-weight="bold" officeooo:paragraph-rsid="000e5879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weight="bold" officeooo:paragraph-rsid="000e5879" style:font-weight-asian="bold" style:font-style-complex="italic" style:font-weight-complex="bold"/>
    </style:style>
    <style:style style:name="P19" style:family="paragraph" style:parent-style-name="Standard">
      <style:text-properties fo:color="#000000" loext:opacity="100%" fo:font-weight="bold" officeooo:rsid="0014e633" officeooo:paragraph-rsid="0014e633" style:font-weight-asian="bold" style:font-style-complex="italic" style:font-weight-complex="bold"/>
    </style:style>
    <style:style style:name="P20" style:family="paragraph" style:parent-style-name="Standard">
      <style:text-properties fo:color="#000000" loext:opacity="100%" fo:font-weight="bold" officeooo:rsid="0017dc72" officeooo:paragraph-rsid="0017dc72" style:font-weight-asian="bold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officeooo:rsid="000ffa9f" officeooo:paragraph-rsid="0011866f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officeooo:rsid="0011866f" officeooo:paragraph-rsid="0011866f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officeooo:rsid="0014e633" officeooo:paragraph-rsid="0014e633"/>
    </style:style>
    <style:style style:name="P24" style:family="paragraph" style:parent-style-name="Standard">
      <style:paragraph-properties fo:text-align="start" style:justify-single-word="false"/>
      <style:text-properties officeooo:rsid="0011866f" officeooo:paragraph-rsid="0014e633"/>
    </style:style>
    <style:style style:name="P25" style:family="paragraph" style:parent-style-name="Standard">
      <style:paragraph-properties fo:text-align="justify" style:justify-single-word="false"/>
      <style:text-properties officeooo:rsid="0011866f" officeooo:paragraph-rsid="0011866f"/>
    </style:style>
    <style:style style:name="P26" style:family="paragraph" style:parent-style-name="Standard">
      <style:paragraph-properties fo:text-align="start" style:justify-single-word="false"/>
      <style:text-properties officeooo:rsid="0014e633" officeooo:paragraph-rsid="0014e633"/>
    </style:style>
    <style:style style:name="P27" style:family="paragraph" style:parent-style-name="Default_20_1_5f__5f__7e_LT_7e_Gliederung_20_1">
      <style:paragraph-properties fo:margin-top="0cm" fo:margin-bottom="0.097cm" style:contextual-spacing="false" fo:line-height="100%"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1866f" officeooo:paragraph-rsid="00199bfd" style:letter-kerning="true" style:font-size-asian="12pt" style:font-style-asian="normal" style:font-weight-asian="normal" style:font-size-complex="12pt" style:text-emphasize="none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font-size="24pt" fo:font-weight="bold" officeooo:rsid="000e5879" officeooo:paragraph-rsid="000e5879" style:font-size-asian="24pt" style:font-weight-asian="bold" style:font-size-complex="24pt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weight="bold" officeooo:rsid="0014e633" officeooo:paragraph-rsid="0014e633" style:font-name-asian="Arial Unicode MS" style:font-weight-asian="bold" style:font-name-complex="Arial Unicode MS" style:font-style-complex="italic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fo:font-weight="bold" officeooo:rsid="0017dc72" officeooo:paragraph-rsid="0017dc72" style:font-weight-asian="bold" style:font-style-complex="italic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fo:font-weight="bold" officeooo:paragraph-rsid="000e5879" style:font-weight-asian="bold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officeooo:rsid="001b7143" officeooo:paragraph-rsid="001b7143"/>
    </style:style>
    <style:style style:name="P33" style:family="paragraph" style:parent-style-name="Standard">
      <style:paragraph-properties fo:text-align="start" style:justify-single-word="false"/>
      <style:text-properties officeooo:paragraph-rsid="000ffa9f"/>
    </style:style>
    <style:style style:name="P34" style:family="paragraph" style:parent-style-name="Standard">
      <style:paragraph-properties fo:text-align="start" style:justify-single-word="false"/>
      <style:text-properties officeooo:rsid="000ffa9f" officeooo:paragraph-rsid="000ffa9f"/>
    </style:style>
    <style:style style:name="P35" style:family="paragraph" style:parent-style-name="Standard">
      <style:paragraph-properties fo:text-align="justify" style:justify-single-word="false"/>
      <style:text-properties officeooo:rsid="000ffa9f" officeooo:paragraph-rsid="001d5de5"/>
    </style:style>
    <style:style style:name="P36" style:family="paragraph" style:parent-style-name="Standard">
      <style:paragraph-properties fo:text-align="justify" style:justify-single-word="false"/>
      <style:text-properties officeooo:rsid="000ffa9f" officeooo:paragraph-rsid="0011866f"/>
    </style:style>
    <style:style style:name="P37" style:family="paragraph" style:parent-style-name="Standard">
      <style:paragraph-properties fo:text-align="start" style:justify-single-word="false"/>
      <style:text-properties officeooo:rsid="0014e633" officeooo:paragraph-rsid="0014e633"/>
    </style:style>
    <style:style style:name="P38" style:family="paragraph" style:parent-style-name="Standard">
      <style:paragraph-properties fo:text-align="start" style:justify-single-word="false"/>
      <style:text-properties officeooo:rsid="0014e633" officeooo:paragraph-rsid="001b7143"/>
    </style:style>
    <style:style style:name="P39" style:family="paragraph" style:parent-style-name="Standard">
      <style:paragraph-properties fo:text-align="justify" style:justify-single-word="false"/>
      <style:text-properties officeooo:rsid="00119604" officeooo:paragraph-rsid="001355f1"/>
    </style:style>
    <style:style style:name="T1" style:family="text">
      <style:text-properties fo:font-weight="bold" style:font-name-asian="Arial Unicode MS" style:font-weight-asian="bold" style:font-name-complex="Arial Unicode MS"/>
    </style:style>
    <style:style style:name="T2" style:family="text">
      <style:text-properties fo:font-weight="bold" officeooo:rsid="0011f953" style:font-name-asian="Arial Unicode MS" style:font-weight-asian="bold" style:font-name-complex="Arial Unicode MS"/>
    </style:style>
    <style:style style:name="T3" style:family="text">
      <style:text-properties fo:font-weight="bold" officeooo:rsid="0011866f" style:font-weight-asian="bold" style:font-weight-complex="bold"/>
    </style:style>
    <style:style style:name="T4" style:family="text">
      <style:text-properties fo:font-weight="bold" officeooo:rsid="000ffa9f" style:font-weight-asian="bold" style:font-weight-complex="bold"/>
    </style:style>
    <style:style style:name="T5" style:family="text">
      <style:text-properties fo:font-weight="bold" officeooo:rsid="001c37f4" style:font-weight-asian="bold" style:font-weight-complex="bold"/>
    </style:style>
    <style:style style:name="T6" style:family="text">
      <style:text-properties style:font-name-asian="Arial Unicode MS" style:font-name-complex="Arial Unicode MS"/>
    </style:style>
    <style:style style:name="T7" style:family="text">
      <style:text-properties fo:font-weight="normal" style:font-name-asian="Arial Unicode MS" style:font-weight-asian="normal" style:font-name-complex="Arial Unicode MS" style:font-weight-complex="normal"/>
    </style:style>
    <style:style style:name="T8" style:family="text">
      <style:text-properties officeooo:rsid="000ffa9f"/>
    </style:style>
    <style:style style:name="T9" style:family="text">
      <style:text-properties officeooo:rsid="0011866f"/>
    </style:style>
    <style:style style:name="T10" style:family="text">
      <style:text-properties officeooo:rsid="0014e633"/>
    </style:style>
    <style:style style:name="T11" style:family="text">
      <style:text-properties officeooo:rsid="0018a73b"/>
    </style:style>
    <style:style style:name="T12" style:family="text">
      <style:text-properties officeooo:rsid="001b7143"/>
    </style:style>
    <style:style style:name="T13" style:family="text">
      <style:text-properties officeooo:rsid="001c37f4"/>
    </style:style>
    <style:style style:name="T14" style:family="text">
      <style:text-properties officeooo:rsid="001d5de5"/>
    </style:style>
    <style:style style:name="T15" style:family="text">
      <style:text-properties officeooo:rsid="001e3a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Plano de Aula</text:p>
      <text:p text:style-name="P10"><text:bookmark text:name="_GoBack"/><text:span text:style-name="T2">Candidato</text:span><text:span text:style-name="T1">: </text:span><text:bookmark-start text:name="__DdeLink__2165_1841722983"/><text:span text:style-name="T6">O</text:span><text:bookmark-end text:name="__DdeLink__2165_1841722983"/><text:span text:style-name="T6">rlando Saraiva do Nascimento Júnior</text:span></text:p>
      <text:p text:style-name="P10"><text:span text:style-name="T1">Tema da Aula: </text:span><text:span text:style-name="T7">Internet e World Wide Web ( passado, presente e futuro ) </text:span></text:p>
      <text:p text:style-name="P19"/>
      <text:p text:style-name="P19">Objetivos Gerais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4"><text:span text:style-name="T10">Apresentar </text:span><text:span text:style-name="T15">as estruturas de dados pilha e fila, associando sua aplicabilidade emsituações-problemas.</text:span></text:p>
          </table:table-cell>
        </table:table-row>
      </table:table>
      <text:p text:style-name="P29">Objetivos Específicos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6">Entender e criar algoritmos de nível não-elementar.</text:p>
            <text:p text:style-name="P26">Compreender e utilizar estruturas de dados lineares na resolução de problemas.</text:p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Tempo Estimado</text:p>
            <text:p text:style-name="P16">(minutos)</text:p>
          </table:table-cell>
          <table:table-cell table:style-name="Table1.A1" office:value-type="string">
            <text:p text:style-name="P15">Conteúdo</text:p>
          </table:table-cell>
          <table:table-cell table:style-name="Table1.A1" office:value-type="string">
            <text:p text:style-name="P15">Descrição das estratégias</text:p>
          </table:table-cell>
        </table:table-row>
        <table:table-row table:style-name="Table1.2">
          <table:table-cell table:style-name="Table1.A2" table:number-columns-spanned="3" office:value-type="string">
            <text:p text:style-name="P30">Apresentação da aula</text:p>
            <text:p text:style-name="P20"/>
          </table:table-cell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21">5</text:p>
          </table:table-cell>
          <table:table-cell table:style-name="Table1.B3" office:value-type="string">
            <text:p text:style-name="P7">Apresentação <text:span text:style-name="T8">dos objetivos da aula</text:span></text:p>
          </table:table-cell>
          <table:table-cell table:style-name="Table1.C3" office:value-type="string">
            <text:p text:style-name="P7"><text:span text:style-name="T8">A</text:span>ula dialogada</text:p>
          </table:table-cell>
        </table:table-row>
        <table:table-row table:style-name="Table1.2">
          <table:table-cell table:style-name="Table1.A4" table:number-columns-spanned="3" office:value-type="string">
            <text:p text:style-name="P31">Conteúdo novo</text:p>
            <text:p text:style-name="P18"/>
          </table:table-cell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22">10</text:p>
          </table:table-cell>
          <table:table-cell table:style-name="Table1.B5" office:value-type="string">
            <text:p text:style-name="P32">Pilhas</text:p>
          </table:table-cell>
          <table:table-cell table:style-name="Table1.C5" office:value-type="string">
            <text:p text:style-name="P7">Aula expositiva <text:span text:style-name="T8">com uso de projetor</text:span></text:p>
          </table:table-cell>
        </table:table-row>
        <table:table-row table:style-name="Table1.5">
          <table:table-cell table:style-name="Table1.A6" office:value-type="string">
            <text:p text:style-name="P22">10</text:p>
          </table:table-cell>
          <table:table-cell table:style-name="Table1.B6" office:value-type="string">
            <text:p text:style-name="P32">Filas</text:p>
          </table:table-cell>
          <table:table-cell table:style-name="Table1.C6" office:value-type="string">
            <text:p text:style-name="P8">Aula expositiva <text:span text:style-name="T8">com uso de projetor</text:span></text:p>
          </table:table-cell>
        </table:table-row>
        <table:table-row table:style-name="Table1.7">
          <table:table-cell table:style-name="Table1.A7" table:number-columns-spanned="3" office:value-type="string">
            <text:p text:style-name="P31">Síntese da aula</text:p>
            <text:p text:style-name="P17"/>
          </table:table-cell>
          <table:covered-table-cell/>
          <table:covered-table-cell/>
        </table:table-row>
        <table:table-row table:style-name="Table1.5">
          <table:table-cell table:style-name="Table1.A8" office:value-type="string">
            <text:p text:style-name="P23">5</text:p>
          </table:table-cell>
          <table:table-cell table:style-name="Table1.B8" office:value-type="string">
            <text:p text:style-name="P34">Realizar uma síntese da aula, </text:p>
            <text:p text:style-name="P38">Exercícios</text:p>
          </table:table-cell>
          <table:table-cell table:style-name="Table1.C8" office:value-type="string">
            <text:p text:style-name="P8"><text:span text:style-name="T8">A</text:span>ula dialogada</text:p>
            <text:p text:style-name="P38">Pesquisa na internet </text:p>
          </table:table-cell>
        </table:table-row>
      </table:table>
      <text:p text:style-name="P1"/>
      <text:p text:style-name="P1">COMENTÁRIOS </text:p>
      <text:p text:style-name="P20">Apresentação da aula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">Deve ser elencado os objetivos desta aula, <text:span text:style-name="T14">recapitulando brevemente conceitos-chave da aula anterior, como estruturas ( structs) e ponteiros.</text:span></text:p>
          </table:table-cell>
        </table:table-row>
      </table:table>
      <text:p text:style-name="P2">Conteúdo novo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/>
            <text:p text:style-name="P11"><text:span text:style-name="T9">No conteúdo </text:span><text:span text:style-name="T5">Pilhas</text:span>, <text:span text:style-name="T9">associar </text:span><text:span text:style-name="T13">a estrutura de dados a situações reais e a apresentação de uma implementação em C++.</text:span></text:p>
            <text:p text:style-name="P35"><text:span text:style-name="T9">No conteúdo </text:span><text:span text:style-name="T5">Filas</text:span>, <text:s/><text:span text:style-name="T9">associar </text:span><text:span text:style-name="T13">a estrutura de dados a situações reais e a apresentação de uma implementação em C++.</text:span></text:p>
            <text:p text:style-name="P35"/>
          </table:table-cell>
        </table:table-row>
      </table:table>
      <text:p text:style-name="P3">Síntese da aula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3"/>
            <text:p text:style-name="P13">O momento da síntese deve ser breve, <text:span text:style-name="T13">revisando os principais tópicos passados.</text:span></text:p>
          </table:table-cell>
        </table:table-row>
      </table:table>
      <text:p text:style-name="P6">Bibliografia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7">ASCENCIO, A. F. G. Estruturas de Dados. São Paulo: Pearson Brasil, 2011.</text:p>
            <text:p text:style-name="P27">TENENBAUM, A. M.; LANGSAM, Y.; AUGENSTEIN, M. J. Estruturas de Dados</text:p>
            <text:p text:style-name="P27">Usando C. São Paulo: Pearson,1995.</text:p>
          </table:table-cell>
        </table:table-row>
      </table:table>
      <text:p text:style-name="P5">Material disponível em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2">https://github.com/orlandosaraivajr/<text:span text:style-name="T12">cotil2024</text:span> 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top="0cm" fo:margin-bottom="0.374cm" style:contextual-spacing="false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" style:family="paragraph" style:default-outline-level="" style:class="list">
      <style:paragraph-properties fo:margin-top="0cm" fo:margin-bottom="0.374cm" style:contextual-spacing="false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font-style="italic" style:font-name-asian="DejaVu Sans1" style:font-family-asian="'DejaVu Sans'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paragraph-properties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default-outline-level="" style:class="extra">
      <style:paragraph-properties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Heading_20_1" style:display-name="Heading 1" style:family="paragraph" style:default-outline-level="" style:class="text">
      <style:paragraph-properties fo:margin-top="0.746cm" fo:margin-bottom="0.374cm" style:contextual-spacing="false" fo:text-align="start" style:justify-single-word="false" fo:orphans="2" fo:widows="2" style:writing-mode="lr-tb"/>
      <style:text-properties fo:color="#000000" loext:opacity="100%" style:font-name="DejaVu Sans" fo:font-family="'DejaVu Sans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apítulo" style:family="paragraph" style:default-outline-level="">
      <style:paragraph-properties fo:margin-top="0.746cm" fo:margin-bottom="0.374cm" style:contextual-spacing="false" fo:text-align="start" style:justify-single-word="false" fo:orphans="2" fo:widows="2" style:writing-mode="lr-tb"/>
      <style:text-properties fo:color="#000000" loext:opacity="100%" style:font-name="DejaVu Sans" fo:font-family="'DejaVu Sans'" style:font-family-generic="roman" style:font-pitch="variable" fo:font-size="14pt" style:font-name-asian="DejaVu Sans1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Heading_20_2" style:display-name="Heading 2" style:family="paragraph" style:default-outline-level="" style:class="text">
      <style:paragraph-properties fo:text-align="center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0pt" fo:font-weight="bold" style:font-name-asian="DejaVu Sans1" style:font-family-asian="'DejaVu Sans'" style:font-family-generic-asian="system" style:font-pitch-asian="variable" style:font-size-asian="10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8" style:display-name="Heading 8" style:family="paragraph" style:default-outline-level="" style:class="text">
      <style:paragraph-properties fo:margin-top="0.623cm" fo:margin-bottom="0cm" style:contextual-spacing="false" fo:text-align="start" style:justify-single-word="false" fo:orphans="2" fo:widows="2" style:writing-mode="lr-tb"/>
      <style:text-properties fo:color="#404040" loext:opacity="100%" style:font-name="Times New Roman" fo:font-family="'Times New Roman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exto_20_de_20_balão_20_Char" style:display-name="Texto de balão Char" style:family="paragraph" style:default-outline-level="">
      <style:paragraph-properties fo:text-align="start" style:justify-single-word="false" fo:orphans="2" fo:widows="2" style:writing-mode="lr-tb"/>
      <style:text-properties style:font-name="Tahoma" fo:font-family="Tahoma" style:font-family-generic="roman" style:font-pitch="variable" fo:font-size="8pt" style:font-name-asian="DejaVu Sans1" style:font-family-asian="'DejaVu Sans'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_20_8_20_Char" style:display-name="Título 8 Char" style:family="paragraph" style:default-outline-level="">
      <style:paragraph-properties fo:text-align="start" style:justify-single-word="false" fo:orphans="2" fo:widows="2" style:writing-mode="lr-tb"/>
      <style:text-properties fo:color="#404040" loext:opacity="100%" style:font-name="Times New Roman" fo:font-family="'Times New Roman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Título_20_2_20_Char" style:display-name="Título 2 Ch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font-weight="bold" style:font-name-asian="DejaVu Sans1" style:font-family-asian="'DejaVu Sans'" style:font-family-generic-asian="system" style:font-pitch-asian="variable" style:font-size-asian="10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_20_da_20_tabela" style:display-name="Título da tabela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exto_20_de_20_balão" style:display-name="Texto de balão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8pt" style:font-name-asian="DejaVu Sans1" style:font-family-asian="'DejaVu Sans'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3_7e_LT_7e_Gliederung_20_1" style:display-name="Default 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Notizen" style:display-name="Default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4_7e_LT_7e_Gliederung_20_1" style:display-name="Default 4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4_7e_LT_7e_Gliederung_20_2" style:display-name="Default 4~LT~Gliederung 2" style:family="paragraph" style:parent-style-name="Default_20_4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_7e_LT_7e_Gliederung_20_3" style:display-name="Default 4~LT~Gliederung 3" style:family="paragraph" style:parent-style-name="Default_20_4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4" style:display-name="Default 4~LT~Gliederung 4" style:family="paragraph" style:parent-style-name="Default_20_4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5" style:display-name="Default 4~LT~Gliederung 5" style:family="paragraph" style:parent-style-name="Default_20_4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6" style:display-name="Default 4~LT~Gliederung 6" style:family="paragraph" style:parent-style-name="Default_20_4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7" style:display-name="Default 4~LT~Gliederung 7" style:family="paragraph" style:parent-style-name="Default_20_4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8" style:display-name="Default 4~LT~Gliederung 8" style:family="paragraph" style:parent-style-name="Default_20_4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9" style:display-name="Default 4~LT~Gliederung 9" style:family="paragraph" style:parent-style-name="Default_20_4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Titel" style:display-name="Default 4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4_7e_LT_7e_Untertitel" style:display-name="Default 4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4_7e_LT_7e_Notizen" style:display-name="Default 4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4_7e_LT_7e_Hintergrundobjekte" style:display-name="Default 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4_7e_LT_7e_Hintergrund" style:display-name="Default 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5_7e_LT_7e_Gliederung_20_1" style:display-name="Default 5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5_7e_LT_7e_Gliederung_20_2" style:display-name="Default 5~LT~Gliederung 2" style:family="paragraph" style:parent-style-name="Default_20_5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5_7e_LT_7e_Gliederung_20_3" style:display-name="Default 5~LT~Gliederung 3" style:family="paragraph" style:parent-style-name="Default_20_5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4" style:display-name="Default 5~LT~Gliederung 4" style:family="paragraph" style:parent-style-name="Default_20_5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5" style:display-name="Default 5~LT~Gliederung 5" style:family="paragraph" style:parent-style-name="Default_20_5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6" style:display-name="Default 5~LT~Gliederung 6" style:family="paragraph" style:parent-style-name="Default_20_5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7" style:display-name="Default 5~LT~Gliederung 7" style:family="paragraph" style:parent-style-name="Default_20_5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8" style:display-name="Default 5~LT~Gliederung 8" style:family="paragraph" style:parent-style-name="Default_20_5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9" style:display-name="Default 5~LT~Gliederung 9" style:family="paragraph" style:parent-style-name="Default_20_5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Titel" style:display-name="Default 5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5_7e_LT_7e_Untertitel" style:display-name="Default 5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5_7e_LT_7e_Notizen" style:display-name="Default 5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5_7e_LT_7e_Hintergrundobjekte" style:display-name="Default 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5_7e_LT_7e_Hintergrund" style:display-name="Default 5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5f__7e_LT_7e_Gliederung_20_1" style:display-name="Default 1_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5f__7e_LT_7e_Gliederung_20_2" style:display-name="Default 1_~LT~Gliederung 2" style:family="paragraph" style:parent-style-name="Default_20_1_5f_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5f__7e_LT_7e_Gliederung_20_3" style:display-name="Default 1_~LT~Gliederung 3" style:family="paragraph" style:parent-style-name="Default_20_1_5f_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4" style:display-name="Default 1_~LT~Gliederung 4" style:family="paragraph" style:parent-style-name="Default_20_1_5f_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5" style:display-name="Default 1_~LT~Gliederung 5" style:family="paragraph" style:parent-style-name="Default_20_1_5f_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6" style:display-name="Default 1_~LT~Gliederung 6" style:family="paragraph" style:parent-style-name="Default_20_1_5f_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7" style:display-name="Default 1_~LT~Gliederung 7" style:family="paragraph" style:parent-style-name="Default_20_1_5f_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8" style:display-name="Default 1_~LT~Gliederung 8" style:family="paragraph" style:parent-style-name="Default_20_1_5f_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Gliederung_20_9" style:display-name="Default 1_~LT~Gliederung 9" style:family="paragraph" style:parent-style-name="Default_20_1_5f_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7e_LT_7e_Titel" style:display-name="Default 1_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5f__7e_LT_7e_Untertitel" style:display-name="Default 1_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5f__7e_LT_7e_Notizen" style:display-name="Default 1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5f__7e_LT_7e_Hintergrundobjekte" style:display-name="Default 1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5f__7e_LT_7e_Hintergrund" style:display-name="Default 1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5f__5f__7e_LT_7e_Gliederung_20_1" style:display-name="Default 1__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5f__5f__7e_LT_7e_Gliederung_20_2" style:display-name="Default 1__~LT~Gliederung 2" style:family="paragraph" style:parent-style-name="Default_20_1_5f__5f__7e_LT_7e_Gliederung_20_1" style:default-outline-level="">
      <style:paragraph-properties fo:margin-top="0cm" fo:margin-bottom="0.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5f__5f__7e_LT_7e_Gliederung_20_3" style:display-name="Default 1__~LT~Gliederung 3" style:family="paragraph" style:parent-style-name="Default_20_1_5f__5f__7e_LT_7e_Gliederung_20_2" style:default-outline-level="">
      <style:paragraph-properties fo:margin-top="0cm" fo:margin-bottom="0.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4" style:display-name="Default 1__~LT~Gliederung 4" style:family="paragraph" style:parent-style-name="Default_20_1_5f__5f__7e_LT_7e_Gliederung_20_3" style:default-outline-level="">
      <style:paragraph-properties fo:margin-top="0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5" style:display-name="Default 1__~LT~Gliederung 5" style:family="paragraph" style:parent-style-name="Default_20_1_5f__5f__7e_LT_7e_Gliederung_20_4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6" style:display-name="Default 1__~LT~Gliederung 6" style:family="paragraph" style:parent-style-name="Default_20_1_5f__5f__7e_LT_7e_Gliederung_20_5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7" style:display-name="Default 1__~LT~Gliederung 7" style:family="paragraph" style:parent-style-name="Default_20_1_5f__5f__7e_LT_7e_Gliederung_20_6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8" style:display-name="Default 1__~LT~Gliederung 8" style:family="paragraph" style:parent-style-name="Default_20_1_5f__5f__7e_LT_7e_Gliederung_20_7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Gliederung_20_9" style:display-name="Default 1__~LT~Gliederung 9" style:family="paragraph" style:parent-style-name="Default_20_1_5f__5f__7e_LT_7e_Gliederung_20_8" style:default-outline-level="">
      <style:paragraph-properties fo:margin-top="0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5f__5f__7e_LT_7e_Titel" style:display-name="Default 1__~LT~Tite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5f__5f__7e_LT_7e_Untertitel" style:display-name="Default 1__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5f__5f__7e_LT_7e_Notizen" style:display-name="Default 1__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5f__5f__7e_LT_7e_Hintergrundobjekte" style:display-name="Default 1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5f__5f__7e_LT_7e_Hintergrund" style:display-name="Default 1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9T00:51:38.301032560</meta:creation-date>
    <dc:date>2024-08-21T16:27:21.557504386</dc:date>
    <meta:editing-duration>PT1H20M1S</meta:editing-duration>
    <meta:editing-cycles>17</meta:editing-cycles>
    <meta:generator>LibreOffice/7.3.7.2$Linux_X86_64 LibreOffice_project/30$Build-2</meta:generator>
    <meta:document-statistic meta:table-count="8" meta:image-count="0" meta:object-count="0" meta:page-count="1" meta:paragraph-count="43" meta:word-count="219" meta:character-count="1474" meta:non-whitespace-character-count="1292"/>
  </office:meta>
</office:document-meta>
</file>